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estabelecimentos. <text:s/>[A.2 – Inserir]</text:p>
      <text:p text:style-name="Text_20_body"><text:tab/>2 – O sistema apresenta a tela de pesquisa de estabelecimentos.</text:p>
      <text:p text:style-name="Text_20_body"><text:tab/>3 – O usuário busca um estabelecimento informando estado e cidade.</text:p>
      <text:p text:style-name="Text_20_body"><text:tab/>4 – O sistema apresenta uma lista com o resultado dos estabelecimentos encontrados. [A.1 – Detalhar][A.3 – Alterar] [A.4 – Excluir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. [A.3 - Alterar][A.4 - Excluir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de estabelecimento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estabelecimento que deseja alterar no resultado da pesquisa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<text:soft-page-break/>seleciona a opção de salvar.</text:p>
      <text:p text:style-name="Text_20_body"><text:tab/><text:tab/>4 – O sistema informa que os dados foram atualizados ou não com sucesso.<text:tab/>A.4 [Excluir]</text:p>
      <text:p text:style-name="Text_20_body"><text:tab/><text:tab/>1 – O usuário seleciona o estabeleciment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meta:document-statistic meta:table-count="0" meta:image-count="0" meta:object-count="0" meta:page-count="2" meta:paragraph-count="31" meta:word-count="281" meta:character-count="1716"/>
    <dc:date>2009-06-11T09:19:17</dc:date>
    <meta:editing-duration>PT00H01M11S</meta:editing-duration>
    <meta:editing-cycles>1</meta:editing-cycles>
    <meta:generator>OpenOffice.org/3.0$Unix OpenOffice.org_project/300m15$Build-9379</meta:generator>
  </office:meta>
</office:document-meta>
</file>